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1.0862in"/>
    </style:style>
    <style:style style:name="co24" style:family="table-column">
      <style:table-column-properties fo:break-before="auto" style:column-width="0.818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/>
          <table:table-cell table:style-name="ce16" office:value-type="string" calcext:value-type="string">
            <text:p>Experience Base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5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max level</text:p>
          </table:table-cell>
          <table:table-cell table:style-name="ce16" office:value-type="string" calcext:value-type="string">
            <text:p>upgrades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16" office:value-type="string" calcext:value-type="string">
            <text:p>Base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6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16"/>
          <table:table-cell table:style-name="ce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/>
          <table:table-cell table:style-name="ce16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9" calcext:value-type="float">
            <text:p>9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12" calcext:value-type="float">
            <text:p>12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21" calcext:value-type="float">
            <text:p>2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26" calcext:value-type="float">
            <text:p>26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35" calcext:value-type="float">
            <text:p>35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8" calcext:value-type="float">
            <text:p>68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 table:number-columns-repeated="2"/>
          <table:table-cell table:style-name="ce16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4" table:default-cell-style-name="Default"/>
        <table:table-column table:style-name="co4" table:default-cell-style-name="ce20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/>
          <table:table-cell table:style-name="ce16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16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table:table-column table:style-name="co4" table:default-cell-style-name="Default"/>
        <table:table-column table:style-name="co21" table:default-cell-style-name="ce21"/>
        <table:table-column table:style-name="co22" table:default-cell-style-name="ce21"/>
        <table:table-column table:style-name="co4" table:number-columns-repeated="6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6"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4"/>
          <table:table-cell table:style-name="ce16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500000" calcext:value-type="float">
            <text:p>500,000</text:p>
          </table:table-cell>
          <table:table-cell table:formula="of:=[.B4]+[.C3]" office:value-type="float" office:value="800000" calcext:value-type="float">
            <text:p>8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000000" calcext:value-type="float">
            <text:p>1,000,000</text:p>
          </table:table-cell>
          <table:table-cell table:formula="of:=[.B5]+[.C4]" office:value-type="float" office:value="1800000" calcext:value-type="float">
            <text:p>1,800,000</text:p>
          </table:table-cell>
          <table:table-cell table:number-columns-repeated="4"/>
          <table:table-cell table:style-name="ce16"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700000" calcext:value-type="float">
            <text:p>1,700,000</text:p>
          </table:table-cell>
          <table:table-cell table:formula="of:=[.B6]+[.C5]" office:value-type="float" office:value="3500000" calcext:value-type="float">
            <text:p>3,500,000</text:p>
          </table:table-cell>
          <table:table-cell table:number-columns-repeated="5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600000" calcext:value-type="float">
            <text:p>2,600,000</text:p>
          </table:table-cell>
          <table:table-cell table:formula="of:=[.B7]+[.C6]" office:value-type="float" office:value="6100000" calcext:value-type="float">
            <text:p>6,100,000</text:p>
          </table:table-cell>
          <table:table-cell table:number-columns-repeated="4"/>
          <table:table-cell table:style-name="ce16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700000" calcext:value-type="float">
            <text:p>3,700,000</text:p>
          </table:table-cell>
          <table:table-cell table:formula="of:=[.B8]+[.C7]" office:value-type="float" office:value="9800000" calcext:value-type="float">
            <text:p>9,800,000</text:p>
          </table:table-cell>
          <table:table-cell table:number-columns-repeated="4"/>
          <table:table-cell table:style-name="ce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5000000" calcext:value-type="float">
            <text:p>5,000,000</text:p>
          </table:table-cell>
          <table:table-cell table:formula="of:=[.B9]+[.C8]" office:value-type="float" office:value="14800000" calcext:value-type="float">
            <text:p>14,800,000</text:p>
          </table:table-cell>
          <table:table-cell table:number-columns-repeated="4"/>
          <table:table-cell table:style-name="ce16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6500000" calcext:value-type="float">
            <text:p>6,500,000</text:p>
          </table:table-cell>
          <table:table-cell table:formula="of:=[.B10]+[.C9]" office:value-type="float" office:value="21300000" calcext:value-type="float">
            <text:p>21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8200000" calcext:value-type="float">
            <text:p>8,200,000</text:p>
          </table:table-cell>
          <table:table-cell table:formula="of:=[.B11]+[.C10]" office:value-type="float" office:value="29500000" calcext:value-type="float">
            <text:p>29,500,000</text:p>
          </table:table-cell>
          <table:table-cell table:number-columns-repeated="4"/>
          <table:table-cell table:style-name="ce16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0100000" calcext:value-type="float">
            <text:p>10,100,000</text:p>
          </table:table-cell>
          <table:table-cell table:formula="of:=[.B12]+[.C11]" office:value-type="float" office:value="39600000" calcext:value-type="float">
            <text:p>39,6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2200000" calcext:value-type="float">
            <text:p>12,200,000</text:p>
          </table:table-cell>
          <table:table-cell table:formula="of:=[.B13]+[.C12]" office:value-type="float" office:value="51800000" calcext:value-type="float">
            <text:p>51,800,000</text:p>
          </table:table-cell>
          <table:table-cell table:number-columns-repeated="4"/>
          <table:table-cell table:style-name="ce16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4500000" calcext:value-type="float">
            <text:p>14,500,000</text:p>
          </table:table-cell>
          <table:table-cell table:formula="of:=[.B14]+[.C13]" office:value-type="float" office:value="66300000" calcext:value-type="float">
            <text:p>66,300,00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7000000" calcext:value-type="float">
            <text:p>17,000,000</text:p>
          </table:table-cell>
          <table:table-cell table:formula="of:=[.B15]+[.C14]" office:value-type="float" office:value="83300000" calcext:value-type="float">
            <text:p>83,300,00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9700000" calcext:value-type="float">
            <text:p>19,700,000</text:p>
          </table:table-cell>
          <table:table-cell table:formula="of:=[.B16]+[.C15]" office:value-type="float" office:value="103000000" calcext:value-type="float">
            <text:p>103,000,0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2600000" calcext:value-type="float">
            <text:p>22,600,000</text:p>
          </table:table-cell>
          <table:table-cell table:formula="of:=[.B17]+[.C16]" office:value-type="float" office:value="125600000" calcext:value-type="float">
            <text:p>125,600,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25700000" calcext:value-type="float">
            <text:p>25,700,000</text:p>
          </table:table-cell>
          <table:table-cell table:formula="of:=[.B18]+[.C17]" office:value-type="float" office:value="151300000" calcext:value-type="float">
            <text:p>151,300,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9000000" calcext:value-type="float">
            <text:p>29,000,000</text:p>
          </table:table-cell>
          <table:table-cell table:formula="of:=[.B19]+[.C18]" office:value-type="float" office:value="180300000" calcext:value-type="float">
            <text:p>180,300,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2500000" calcext:value-type="float">
            <text:p>32,500,000</text:p>
          </table:table-cell>
          <table:table-cell table:formula="of:=[.B20]+[.C19]" office:value-type="float" office:value="212800000" calcext:value-type="float">
            <text:p>212,800,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36200000" calcext:value-type="float">
            <text:p>36,200,000</text:p>
          </table:table-cell>
          <table:table-cell table:formula="of:=[.B21]+[.C20]" office:value-type="float" office:value="249000000" calcext:value-type="float">
            <text:p>249,000,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0100000" calcext:value-type="float">
            <text:p>40,100,000</text:p>
          </table:table-cell>
          <table:table-cell table:formula="of:=[.B22]+[.C21]" office:value-type="float" office:value="289100000" calcext:value-type="float">
            <text:p>289,100,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4200000" calcext:value-type="float">
            <text:p>44,200,000</text:p>
          </table:table-cell>
          <table:table-cell table:formula="of:=[.B23]+[.C22]" office:value-type="float" office:value="333300000" calcext:value-type="float">
            <text:p>333,300,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500000" calcext:value-type="float">
            <text:p>48,500,000</text:p>
          </table:table-cell>
          <table:table-cell table:formula="of:=[.B24]+[.C23]" office:value-type="float" office:value="381800000" calcext:value-type="float">
            <text:p>381,800,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3000000" calcext:value-type="float">
            <text:p>53,000,000</text:p>
          </table:table-cell>
          <table:table-cell table:formula="of:=[.B25]+[.C24]" office:value-type="float" office:value="434800000" calcext:value-type="float">
            <text:p>434,800,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7700000" calcext:value-type="float">
            <text:p>57,700,000</text:p>
          </table:table-cell>
          <table:table-cell table:formula="of:=[.B26]+[.C25]" office:value-type="float" office:value="492500000" calcext:value-type="float">
            <text:p>492,500,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2600000" calcext:value-type="float">
            <text:p>62,600,000</text:p>
          </table:table-cell>
          <table:table-cell table:formula="of:=[.B27]+[.C26]" office:value-type="float" office:value="555100000" calcext:value-type="float">
            <text:p>555,100,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7700000" calcext:value-type="float">
            <text:p>67,700,000</text:p>
          </table:table-cell>
          <table:table-cell table:formula="of:=[.B28]+[.C27]" office:value-type="float" office:value="622800000" calcext:value-type="float">
            <text:p>622,800,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3000000" calcext:value-type="float">
            <text:p>73,000,000</text:p>
          </table:table-cell>
          <table:table-cell table:formula="of:=[.B29]+[.C28]" office:value-type="float" office:value="695800000" calcext:value-type="float">
            <text:p>695,800,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8500000" calcext:value-type="float">
            <text:p>78,500,000</text:p>
          </table:table-cell>
          <table:table-cell table:formula="of:=[.B30]+[.C29]" office:value-type="float" office:value="774300000" calcext:value-type="float">
            <text:p>774,300,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84200000" calcext:value-type="float">
            <text:p>84,200,000</text:p>
          </table:table-cell>
          <table:table-cell table:formula="of:=[.B31]+[.C30]" office:value-type="float" office:value="858500000" calcext:value-type="float">
            <text:p>858,500,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90100000" calcext:value-type="float">
            <text:p>90,100,000</text:p>
          </table:table-cell>
          <table:table-cell table:formula="of:=[.B32]+[.C31]" office:value-type="float" office:value="948600000" calcext:value-type="float">
            <text:p>948,600,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96200000" calcext:value-type="float">
            <text:p>96,200,000</text:p>
          </table:table-cell>
          <table:table-cell table:formula="of:=[.B33]+[.C32]" office:value-type="float" office:value="1044800000" calcext:value-type="float">
            <text:p>1,044,800,0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102500000" calcext:value-type="float">
            <text:p>102,500,000</text:p>
          </table:table-cell>
          <table:table-cell table:formula="of:=[.B34]+[.C33]" office:value-type="float" office:value="1147300000" calcext:value-type="float">
            <text:p>1,147,300,0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109000000" calcext:value-type="float">
            <text:p>109,000,000</text:p>
          </table:table-cell>
          <table:table-cell table:formula="of:=[.B35]+[.C34]" office:value-type="float" office:value="1256300000" calcext:value-type="float">
            <text:p>1,256,300,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115700000" calcext:value-type="float">
            <text:p>115,700,000</text:p>
          </table:table-cell>
          <table:table-cell table:formula="of:=[.B36]+[.C35]" office:value-type="float" office:value="1372000000" calcext:value-type="float">
            <text:p>1,372,000,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22600000" calcext:value-type="float">
            <text:p>122,600,000</text:p>
          </table:table-cell>
          <table:table-cell table:formula="of:=[.B37]+[.C36]" office:value-type="float" office:value="1494600000" calcext:value-type="float">
            <text:p>1,494,600,0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29700000" calcext:value-type="float">
            <text:p>129,700,000</text:p>
          </table:table-cell>
          <table:table-cell table:formula="of:=[.B38]+[.C37]" office:value-type="float" office:value="1624300000" calcext:value-type="float">
            <text:p>1,624,300,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37000000" calcext:value-type="float">
            <text:p>137,000,000</text:p>
          </table:table-cell>
          <table:table-cell table:formula="of:=[.B39]+[.C38]" office:value-type="float" office:value="1761300000" calcext:value-type="float">
            <text:p>1,761,300,0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44500000" calcext:value-type="float">
            <text:p>144,500,000</text:p>
          </table:table-cell>
          <table:table-cell table:formula="of:=[.B40]+[.C39]" office:value-type="float" office:value="1905800000" calcext:value-type="float">
            <text:p>1,905,800,0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52200000" calcext:value-type="float">
            <text:p>152,200,000</text:p>
          </table:table-cell>
          <table:table-cell table:formula="of:=[.B41]+[.C40]" office:value-type="float" office:value="2058000000" calcext:value-type="float">
            <text:p>2,058,000,0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60100000" calcext:value-type="float">
            <text:p>160,100,000</text:p>
          </table:table-cell>
          <table:table-cell table:formula="of:=[.B42]+[.C41]" office:value-type="float" office:value="2218100000" calcext:value-type="float">
            <text:p>2,218,100,0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68200000" calcext:value-type="float">
            <text:p>168,200,000</text:p>
          </table:table-cell>
          <table:table-cell table:formula="of:=[.B43]+[.C42]" office:value-type="float" office:value="2386300000" calcext:value-type="float">
            <text:p>2,386,300,0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76500000" calcext:value-type="float">
            <text:p>176,500,000</text:p>
          </table:table-cell>
          <table:table-cell table:formula="of:=[.B44]+[.C43]" office:value-type="float" office:value="2562800000" calcext:value-type="float">
            <text:p>2,562,800,0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85000000" calcext:value-type="float">
            <text:p>185,000,000</text:p>
          </table:table-cell>
          <table:table-cell table:formula="of:=[.B45]+[.C44]" office:value-type="float" office:value="2747800000" calcext:value-type="float">
            <text:p>2,747,800,0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93700000" calcext:value-type="float">
            <text:p>193,700,000</text:p>
          </table:table-cell>
          <table:table-cell table:formula="of:=[.B46]+[.C45]" office:value-type="float" office:value="2941500000" calcext:value-type="float">
            <text:p>2,941,500,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202600000" calcext:value-type="float">
            <text:p>202,600,000</text:p>
          </table:table-cell>
          <table:table-cell table:formula="of:=[.B47]+[.C46]" office:value-type="float" office:value="3144100000" calcext:value-type="float">
            <text:p>3,144,100,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211700000" calcext:value-type="float">
            <text:p>211,700,000</text:p>
          </table:table-cell>
          <table:table-cell table:formula="of:=[.B48]+[.C47]" office:value-type="float" office:value="3355800000" calcext:value-type="float">
            <text:p>3,355,800,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221000000" calcext:value-type="float">
            <text:p>221,000,000</text:p>
          </table:table-cell>
          <table:table-cell table:formula="of:=[.B49]+[.C48]" office:value-type="float" office:value="3576800000" calcext:value-type="float">
            <text:p>3,576,800,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230500000" calcext:value-type="float">
            <text:p>230,500,000</text:p>
          </table:table-cell>
          <table:table-cell table:formula="of:=[.B50]+[.C49]" office:value-type="float" office:value="3807300000" calcext:value-type="float">
            <text:p>3,807,300,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240200000" calcext:value-type="float">
            <text:p>240,200,000</text:p>
          </table:table-cell>
          <table:table-cell table:formula="of:=[.B51]+[.C50]" office:value-type="float" office:value="4047500000" calcext:value-type="float">
            <text:p>4,047,500,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250100000" calcext:value-type="float">
            <text:p>250,100,000</text:p>
          </table:table-cell>
          <table:table-cell table:formula="of:=[.B52]+[.C51]" office:value-type="float" office:value="4297600000" calcext:value-type="float">
            <text:p>4,297,600,000</text:p>
          </table:table-cell>
          <table:table-cell table:number-columns-repeated="6"/>
        </table:table-row>
      </table:table>
      <table:table table:name="rebirth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22:29:05.419341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08T22:44:10.944859783</dc:date>
    <meta:editing-cycles>381</meta:editing-cycles>
    <meta:editing-duration>PT8H13M15S</meta:editing-duration>
    <meta:document-statistic meta:table-count="14" meta:cell-count="12307" meta:object-count="0"/>
    <meta:user-defined meta:name="Info 1"/>
    <meta:user-defined meta:name="Info 2"/>
    <meta:user-defined meta:name="Info 3"/>
    <meta:user-defined meta:name="Info 4"/>
  </office:meta>
</office:document-meta>
</file>